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2:49:05.642833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7T12:50:17.022518013</dc:date>
    <dc:creator>cristina </dc:creator>
    <meta:editing-duration>P3DT9H18M35S</meta:editing-duration>
    <meta:editing-cycles>331</meta:editing-cycles>
    <meta:generator>LibreOffice/4.2.7.2$Linux_X86_64 LibreOffice_project/420m0$Build-2</meta:generator>
    <meta:document-statistic meta:table-count="1" meta:cell-count="407" meta:object-count="0"/>
  </office:meta>
</office:document-meta>
</file>